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1299dc" officeooo:paragraph-rsid="001299d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1299dc" officeooo:paragraph-rsid="0016f61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299dc" officeooo:paragraph-rsid="001299d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style:text-underline-style="none" fo:font-weight="bold" officeooo:rsid="001299dc" officeooo:paragraph-rsid="001299dc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style:text-underline-style="none" fo:font-weight="normal" officeooo:rsid="001299dc" officeooo:paragraph-rsid="001299dc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2ba5d" officeooo:paragraph-rsid="0012ba5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style:text-underline-style="none" fo:font-weight="bold" officeooo:rsid="0012ba5d" officeooo:paragraph-rsid="0012ba5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style:text-underline-style="none" fo:font-weight="normal" officeooo:rsid="0012ba5d" officeooo:paragraph-rsid="0012ba5d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2c024" officeooo:paragraph-rsid="0012c024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style:text-underline-style="none" fo:font-weight="bold" officeooo:rsid="0012c024" officeooo:paragraph-rsid="0012c02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ourier New" fo:font-size="10pt" style:text-underline-style="none" fo:font-weight="normal" officeooo:rsid="0012c024" officeooo:paragraph-rsid="0012c024" style:font-size-asian="10pt" style:font-weight-asian="normal" style:font-size-complex="10pt" style:font-weight-complex="normal"/>
    </style:style>
    <style:style style:name="T1" style:family="text">
      <style:text-properties style:font-name="Courier New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dotte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12ba5d"/>
    </style:style>
    <style:style style:name="T7" style:family="text">
      <style:text-properties officeooo:rsid="00140296"/>
    </style:style>
    <style:style style:name="T8" style:family="text">
      <style:text-properties officeooo:rsid="0012c024"/>
    </style:style>
    <style:style style:name="T9" style:family="text">
      <style:text-properties style:text-underline-style="dotted" style:text-underline-width="auto" style:text-underline-color="font-color" fo:font-weight="normal" officeooo:rsid="00140296" style:font-weight-asian="normal" style:font-weight-complex="normal"/>
    </style:style>
    <style:style style:name="T10" style:family="text">
      <style:text-properties officeooo:rsid="00145f09"/>
    </style:style>
    <style:style style:name="T11" style:family="text">
      <style:text-properties officeooo:rsid="00173906"/>
    </style:style>
    <style:style style:name="T12" style:family="text">
      <style:text-properties style:text-line-through-style="none" style:text-line-through-type="none" style:text-underline-style="dotte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4</text:p>
      <text:p text:style-name="P2">Tema 4: <text:s/><text:span text:style-name="T1">Transformación al Modelo Relacional</text:span></text:p>
      <text:p text:style-name="P1">Daniel Pino Gómez</text:p>
      <text:p text:style-name="P1"/>
      <text:p text:style-name="P3">Ejercicio 1:</text:p>
      <text:p text:style-name="P3"/>
      <text:p text:style-name="P4">Árbitro<text:span text:style-name="T2">(</text:span><text:span text:style-name="T3">#id</text:span><text:span text:style-name="T2">, nombre, </text:span><text:span text:style-name="T4">Ncolegiado</text:span><text:span text:style-name="T2">)</text:span></text:p>
      <text:p text:style-name="P5"/>
      <text:p text:style-name="P4">Partidos<text:span text:style-name="T2">(</text:span><text:span text:style-name="T3">#partido_id</text:span><text:span text:style-name="T2">, fecha, observaciones, </text:span><text:span text:style-name="T5">árbitro_id</text:span><text:span text:style-name="T2">)</text:span></text:p>
      <text:p text:style-name="P5"><text:tab/>id_árbitro → Árbitro(not null, <text:span text:style-name="T6">M:C, B:</text:span><text:span text:style-name="T7">R</text:span>)</text:p>
      <text:p text:style-name="P5"/>
      <text:p text:style-name="P5"/>
      <text:p text:style-name="P6">Ejercicio 2:</text:p>
      <text:p text:style-name="P6"/>
      <text:p text:style-name="P7">Habitante<text:span text:style-name="T2">(</text:span><text:span text:style-name="T3">#id</text:span><text:span text:style-name="T2">, nombre, </text:span><text:span text:style-name="T4">dni</text:span><text:span text:style-name="T2">)</text:span></text:p>
      <text:p text:style-name="P8"/>
      <text:p text:style-name="P7">Pasaporte<text:span text:style-name="T2">(</text:span><text:span text:style-name="T3">#id</text:span><text:span text:style-name="T2">, </text:span><text:span text:style-name="T4">numero</text:span><text:span text:style-name="T2">, expedicion, fechaEmision, fechaCaducidad, </text:span><text:span text:style-name="T5">habitante_id</text:span><text:span text:style-name="T2">)</text:span></text:p>
      <text:p text:style-name="P8"><text:tab/>id_habitante → Habitante(not null, M:C, B:<text:span text:style-name="T7">R</text:span>)</text:p>
      <text:p text:style-name="P5"/>
      <text:p text:style-name="P5"/>
      <text:p text:style-name="P6">Ejercicio 3:</text:p>
      <text:p text:style-name="P6"/>
      <text:p text:style-name="P7">Jugador<text:span text:style-name="T2">(</text:span><text:span text:style-name="T3">#id</text:span><text:span text:style-name="T2">, nombre)</text:span></text:p>
      <text:p text:style-name="P8"/>
      <text:p text:style-name="P7">Equipo<text:span text:style-name="T2">(</text:span><text:span text:style-name="T3">#id</text:span><text:span text:style-name="T2">, nombre, fecha, </text:span><text:span text:style-name="T5">jugador_id</text:span><text:span text:style-name="T2">)</text:span></text:p>
      <text:p text:style-name="P8"><text:tab/>id_jugador → Jugador(not null, <text:span text:style-name="T8">M:</text:span><text:span text:style-name="T7">C</text:span><text:span text:style-name="T8">, B:</text:span><text:span text:style-name="T7">R</text:span>)</text:p>
      <text:p text:style-name="P8"/>
      <text:p text:style-name="P8"/>
      <text:p text:style-name="P9">Ejercicio 4:</text:p>
      <text:p text:style-name="P9"/>
      <text:p text:style-name="P10">Localidad<text:span text:style-name="T2">(</text:span><text:span text:style-name="T3">#id</text:span><text:span text:style-name="T2">, nombre, habitantes)</text:span></text:p>
      <text:p text:style-name="P11"/>
      <text:p text:style-name="P10">Alcalde<text:span text:style-name="T2">(</text:span><text:span text:style-name="T3">#id</text:span><text:span text:style-name="T2">, nombre, fecha, </text:span><text:span text:style-name="T9">localidad</text:span><text:span text:style-name="T5">_id</text:span><text:span text:style-name="T2">)</text:span></text:p>
      <text:p text:style-name="P11"><text:tab/>id_<text:span text:style-name="T10">localidad</text:span> → <text:span text:style-name="T10">Localidad</text:span>(<text:span text:style-name="T10">not </text:span>null, M:<text:span text:style-name="T11">R</text:span>, B:<text:span text:style-name="T7">R</text:span>)</text:p>
      <text:p text:style-name="P11"/>
      <text:p text:style-name="P11"/>
      <text:p text:style-name="P9">Ejercicio 5:</text:p>
      <text:p text:style-name="P9"/>
      <text:p text:style-name="P10">Usuario<text:span text:style-name="T2">(</text:span><text:span text:style-name="T3">#id</text:span><text:span text:style-name="T2">, nombre, </text:span><text:span text:style-name="T4">email</text:span><text:span text:style-name="T2">)</text:span></text:p>
      <text:p text:style-name="P11"/>
      <text:p text:style-name="P10">EsAmigoPreferido<text:span text:style-name="T2">(</text:span><text:span text:style-name="T3">#usuario_id</text:span><text:span text:style-name="T2">, </text:span><text:span text:style-name="T12">preferido_id</text:span><text:span text:style-name="T2">)</text:span></text:p>
      <text:p text:style-name="P11"><text:tab/>id_usuario → Usuario(null, M:C, B:R)</text:p>
      <text:p text:style-name="P11"><text:tab/>id_preferido → Usuario(null, M:C, B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8:48:22.080014100</meta:creation-date>
    <dc:date>2025-11-19T10:18:36.588761000</dc:date>
    <meta:editing-duration>PT36M58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4" meta:word-count="89" meta:character-count="777" meta:non-whitespace-character-count="705"/>
  </office:meta>
</office:document-meta>
</file>